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2574" officeooo:paragraph-rsid="00152574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Cheer Leading Coaches</text:p>
      <text:p text:style-name="P1"/>
      <text:p text:style-name="P1"/>
      <text:p text:style-name="P1"/>
      <text:p text:style-name="P1">K-5th Grade</text:p>
      <text:p text:style-name="P1">Amanda Katshor</text:p>
      <text:p text:style-name="P1">520-586-2008</text:p>
      <text:p text:style-name="P1"><text:a xlink:type="simple" xlink:href="mailto:amandakatshor@gmail.com" text:style-name="Internet_20_link" text:visited-style-name="Visited_20_Internet_20_Link">amandakatshor@gmail.com</text:a></text:p>
      <text:p text:style-name="P1"/>
      <text:p text:style-name="P1"/>
      <text:p text:style-name="P1"/>
      <text:p text:style-name="P1"/>
      <text:p text:style-name="P1">6th-8th Grade</text:p>
      <text:p text:style-name="P1">Kimberly Pittman</text:p>
      <text:p text:style-name="P1">520-586-2006</text:p>
      <text:p text:style-name="P1"><text:a xlink:type="simple" xlink:href="mailto:kimberlypittman@gmail.com" text:style-name="Internet_20_link" text:visited-style-name="Visited_20_Internet_20_Link">kimberlypittman@gmail.com</text:a></text:p>
      <text:p text:style-name="P1"/>
      <text:p text:style-name="P1"/>
      <text:p text:style-name="P1"/>
      <text:p text:style-name="P1">9th-12th Grade</text:p>
      <text:p text:style-name="P1">Candy Tyra</text:p>
      <text:p text:style-name="P1">520-586-2004</text:p>
      <text:p text:style-name="P1"><text:a xlink:type="simple" xlink:href="mailto:candytyra@gmail.com" text:style-name="Internet_20_link" text:visited-style-name="Visited_20_Internet_20_Link">candytyra@gmail.com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8:42:07.265000000</meta:creation-date>
    <dc:date>2021-01-05T08:46:07.399000000</dc:date>
    <meta:editing-duration>PT4M</meta:editing-duration>
    <meta:editing-cycles>1</meta:editing-cycles>
    <meta:document-statistic meta:table-count="0" meta:image-count="0" meta:object-count="0" meta:page-count="1" meta:paragraph-count="13" meta:word-count="22" meta:character-count="207" meta:non-whitespace-character-count="198"/>
    <meta:generator>LibreOffice/6.2.8.2$Windows_X86_64 LibreOffice_project/f82ddfca21ebc1e222a662a32b25c0c9d20169ee</meta:generator>
  </office:meta>
</office:document-meta>
</file>